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kaggle.com/code/saisrinivasan/learn-python-challenge-day-1-exercises-c2664a/noteboo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31:40.290746979</meta:creation-date>
    <dc:date>2022-09-27T10:32:10.587461309</dc:date>
    <meta:editing-duration>PT30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1" meta:word-count="1" meta:character-count="96" meta:non-whitespace-character-count="96"/>
  </office:meta>
</office:document-meta>
</file>